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7.06pt"/>
    </style:style>
    <style:style style:name="co2" style:family="table-column">
      <style:table-column-properties fo:break-before="auto" style:column-width="57.71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5.0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="non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ext-properties style:font-name="Times New Roman" fo:font-style="italic" style:font-style-asian="italic" style:font-style-complex="italic"/>
    </style:style>
    <style:style style:name="ce13" style:family="table-cell" style:parent-style-name="Default">
      <style:text-properties style:font-name="Times New Roman" fo:font-style="normal" style:font-style-asian="normal" style:font-style-complex="normal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fo:background-color="#cccccc" fo:border-left="none" fo:border-right="none" fo:border-top="none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ext-properties style:font-name="Times New Roman"/>
    </style:style>
    <style:style style:name="ce25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2">
      <style:table-cell-properties style:text-align-source="fix" style:repeat-content="false" fo:border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29" style:family="table-cell" style:parent-style-name="Default" style:data-style-name="N2">
      <style:text-properties style:font-name="Times New Roman"/>
    </style:style>
    <style:style style:name="ce30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  <style:style style:name="ce31" style:family="table-cell" style:parent-style-name="Default" style:data-style-name="N2">
      <style:table-cell-properties fo:border-bottom="0.06pt solid #000000" fo:background-color="#cccccc" fo:border-left="none" fo:border-right="none" fo:border-top="none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 style:data-style-name="N2">
      <style:table-cell-properties fo:border-bottom="0.06pt solid #000000" fo:background-color="#cccccc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36" style:family="table-cell" style:parent-style-name="Default" style:data-style-name="N121">
      <style:table-cell-properties style:text-align-source="fix" style:repeat-content="false" fo:border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Times New Roman"/>
    </style:style>
    <style:style style:name="ce3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/>
    </style:style>
    <style:style style:name="ce39" style:family="table-cell" style:parent-style-name="Default" style:data-style-name="N12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pt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 style:data-style-name="N121">
      <style:text-properties style:font-name="Times New Roman"/>
    </style:style>
    <style:style style:name="ce41" style:family="table-cell" style:parent-style-name="Default" style:data-style-name="N121">
      <style:table-cell-properties fo:border-bottom="0.06pt solid #000000" fo:background-color="#cccccc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42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29"/>
        <table:table-column table:style-name="co3" table:default-cell-style-name="ce29"/>
        <table:table-column table:style-name="co4" table:default-cell-style-name="ce40"/>
        <table:table-row table:style-name="ro1">
          <table:table-cell table:style-name="ce3" office:value-type="string" calcext:value-type="string">
            <text:p>Species</text:p>
          </table:table-cell>
          <table:table-cell table:style-name="ce26" office:value-type="string" calcext:value-type="string">
            <text:p>Mean abundance (nb/sample)</text:p>
          </table:table-cell>
          <table:table-cell table:style-name="ce33" office:value-type="string" calcext:value-type="string">
            <text:p>LR</text:p>
          </table:table-cell>
          <table:table-cell table:style-name="ce33" office:value-type="string" calcext:value-type="string">
            <text:p>p-value</text:p>
          </table:table-cell>
        </table:table-row>
        <table:table-row table:style-name="ro2">
          <table:table-cell table:style-name="ce9" office:value-type="string" calcext:value-type="string">
            <text:p>Group 1</text:p>
          </table:table-cell>
          <table:table-cell table:style-name="ce27"/>
          <table:table-cell table:style-name="ce34" table:number-columns-repeated="2"/>
        </table:table-row>
        <table:table-row table:style-name="ro2">
          <table:table-cell table:style-name="ce10" office:value-type="string" calcext:value-type="string">
            <text:p>Oligochaeta</text:p>
          </table:table-cell>
          <table:table-cell table:style-name="ce28" office:value-type="float" office:value="29.2222222222222" calcext:value-type="float">
            <text:p>29.22</text:p>
          </table:table-cell>
          <table:table-cell table:style-name="ce35" office:value-type="float" office:value="187.994968620495" calcext:value-type="float">
            <text:p>187.99</text:p>
          </table:table-cell>
          <table:table-cell table:style-name="ce36" office:value-type="float" office:value="0.001" calcext:value-type="float">
            <text:p>0.001</text:p>
          </table:table-cell>
        </table:table-row>
        <table:table-row table:style-name="ro2">
          <table:table-cell table:style-name="ce11" office:value-type="string" calcext:value-type="string">
            <text:p>Heteromastus filiformis</text:p>
          </table:table-cell>
          <table:table-cell table:style-name="ce28" office:value-type="float" office:value="62.7222222222222" calcext:value-type="float">
            <text:p>62.72</text:p>
          </table:table-cell>
          <table:table-cell table:style-name="ce35" office:value-type="float" office:value="149.101204865325" calcext:value-type="float">
            <text:p>149.10</text:p>
          </table:table-cell>
          <table:table-cell table:style-name="ce36" office:value-type="float" office:value="0.001" calcext:value-type="float">
            <text:p>0.001</text:p>
          </table:table-cell>
        </table:table-row>
        <table:table-row table:style-name="ro2">
          <table:table-cell table:style-name="ce11" office:value-type="string" calcext:value-type="string">
            <text:p>Protodorvillea kefersteini</text:p>
          </table:table-cell>
          <table:table-cell table:style-name="ce28" office:value-type="float" office:value="22.7222222222222" calcext:value-type="float">
            <text:p>22.72</text:p>
          </table:table-cell>
          <table:table-cell table:style-name="ce35" office:value-type="float" office:value="120.575609319243" calcext:value-type="float">
            <text:p>120.58</text:p>
          </table:table-cell>
          <table:table-cell table:style-name="ce36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elinna palmata</text:p>
          </table:table-cell>
          <table:table-cell office:value-type="float" office:value="51.5555555555556" calcext:value-type="float">
            <text:p>51.56</text:p>
          </table:table-cell>
          <table:table-cell office:value-type="float" office:value="110.13990714371" calcext:value-type="float">
            <text:p>110.14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rionospio cirrifera</text:p>
          </table:table-cell>
          <table:table-cell office:value-type="float" office:value="26" calcext:value-type="float">
            <text:p>26.00</text:p>
          </table:table-cell>
          <table:table-cell office:value-type="float" office:value="98.412897298131" calcext:value-type="float">
            <text:p>98.41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mpelisca diadema</text:p>
          </table:table-cell>
          <table:table-cell office:value-type="float" office:value="9.94444444444444" calcext:value-type="float">
            <text:p>9.94</text:p>
          </table:table-cell>
          <table:table-cell office:value-type="float" office:value="78.1622804436871" calcext:value-type="float">
            <text:p>78.16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Bittium reticulatum</text:p>
          </table:table-cell>
          <table:table-cell office:value-type="float" office:value="9.72222222222222" calcext:value-type="float">
            <text:p>9.72</text:p>
          </table:table-cell>
          <table:table-cell office:value-type="float" office:value="65.5253273466599" calcext:value-type="float">
            <text:p>65.53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hamelea gallina</text:p>
          </table:table-cell>
          <table:table-cell office:value-type="float" office:value="5.05555555555556" calcext:value-type="float">
            <text:p>5.06</text:p>
          </table:table-cell>
          <table:table-cell office:value-type="float" office:value="61.4796115218483" calcext:value-type="float">
            <text:p>61.48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nadara kagoshimensis</text:p>
          </table:table-cell>
          <table:table-cell office:value-type="float" office:value="5.66666666666667" calcext:value-type="float">
            <text:p>5.67</text:p>
          </table:table-cell>
          <table:table-cell office:value-type="float" office:value="56.021868532748" calcext:value-type="float">
            <text:p>56.02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icronephthys stammeri</text:p>
          </table:table-cell>
          <table:table-cell office:value-type="float" office:value="3.94444444444444" calcext:value-type="float">
            <text:p>3.94</text:p>
          </table:table-cell>
          <table:table-cell office:value-type="float" office:value="46.2900094967965" calcext:value-type="float">
            <text:p>46.29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apitella minima</text:p>
          </table:table-cell>
          <table:table-cell office:value-type="float" office:value="6.44444444444444" calcext:value-type="float">
            <text:p>6.44</text:p>
          </table:table-cell>
          <table:table-cell office:value-type="float" office:value="42.5977605883943" calcext:value-type="float">
            <text:p>42.60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Lagis koreni</text:p>
          </table:table-cell>
          <table:table-cell office:value-type="float" office:value="4.22222222222222" calcext:value-type="float">
            <text:p>4.22</text:p>
          </table:table-cell>
          <table:table-cell office:value-type="float" office:value="40.1559131647024" calcext:value-type="float">
            <text:p>40.16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arvicardium exiguum</text:p>
          </table:table-cell>
          <table:table-cell office:value-type="float" office:value="4" calcext:value-type="float">
            <text:p>4.00</text:p>
          </table:table-cell>
          <table:table-cell office:value-type="float" office:value="38.7134859100639" calcext:value-type="float">
            <text:p>38.71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onocorophium acherusicum</text:p>
          </table:table-cell>
          <table:table-cell office:value-type="float" office:value="4.94444444444444" calcext:value-type="float">
            <text:p>4.94</text:p>
          </table:table-cell>
          <table:table-cell office:value-type="float" office:value="37.7891219618405" calcext:value-type="float">
            <text:p>37.79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treptosyllis bidentata</text:p>
          </table:table-cell>
          <table:table-cell office:value-type="float" office:value="0" calcext:value-type="float">
            <text:p>0.00</text:p>
          </table:table-cell>
          <table:table-cell office:value-type="float" office:value="35.5046672446018" calcext:value-type="float">
            <text:p>35.50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Branchiostoma lanceolatum</text:p>
          </table:table-cell>
          <table:table-cell office:value-type="float" office:value="0" calcext:value-type="float">
            <text:p>0.00</text:p>
          </table:table-cell>
          <table:table-cell office:value-type="float" office:value="35.2463952207724" calcext:value-type="float">
            <text:p>35.25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agelona papillicornis</text:p>
          </table:table-cell>
          <table:table-cell office:value-type="float" office:value="0" calcext:value-type="float">
            <text:p>0.00</text:p>
          </table:table-cell>
          <table:table-cell office:value-type="float" office:value="32.21817259393" calcext:value-type="float">
            <text:p>32.22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elita palmata</text:p>
          </table:table-cell>
          <table:table-cell office:value-type="float" office:value="0" calcext:value-type="float">
            <text:p>0.00</text:p>
          </table:table-cell>
          <table:table-cell office:value-type="float" office:value="31.4679855409566" calcext:value-type="float">
            <text:p>31.47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olycirrus jubatus</text:p>
          </table:table-cell>
          <table:table-cell office:value-type="float" office:value="0" calcext:value-type="float">
            <text:p>0.00</text:p>
          </table:table-cell>
          <table:table-cell office:value-type="float" office:value="31.2211672250926" calcext:value-type="float">
            <text:p>31.22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olydora ciliata</text:p>
          </table:table-cell>
          <table:table-cell office:value-type="float" office:value="6.72222222222222" calcext:value-type="float">
            <text:p>6.72</text:p>
          </table:table-cell>
          <table:table-cell office:value-type="float" office:value="30.8538426152755" calcext:value-type="float">
            <text:p>30.85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Bathyporeia guilliamsoniana</text:p>
          </table:table-cell>
          <table:table-cell office:value-type="float" office:value="0" calcext:value-type="float">
            <text:p>0.00</text:p>
          </table:table-cell>
          <table:table-cell office:value-type="float" office:value="30.6504638617988" calcext:value-type="float">
            <text:p>30.65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Ophelia limacina</text:p>
          </table:table-cell>
          <table:table-cell office:value-type="float" office:value="0" calcext:value-type="float">
            <text:p>0.00</text:p>
          </table:table-cell>
          <table:table-cell office:value-type="float" office:value="30.3262153297173" calcext:value-type="float">
            <text:p>30.33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seudocuma longicorne</text:p>
          </table:table-cell>
          <table:table-cell office:value-type="float" office:value="0" calcext:value-type="float">
            <text:p>0.00</text:p>
          </table:table-cell>
          <table:table-cell office:value-type="float" office:value="25.3540420920212" calcext:value-type="float">
            <text:p>25.35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table:style-name="ce13" office:value-type="string" calcext:value-type="string">
            <text:p>Hirudinea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24.6895279174126" calcext:value-type="float">
            <text:p>24.69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chistomeringos rudolphi</text:p>
          </table:table-cell>
          <table:table-cell office:value-type="float" office:value="0" calcext:value-type="float">
            <text:p>0.00</text:p>
          </table:table-cell>
          <table:table-cell office:value-type="float" office:value="24.524708490938" calcext:value-type="float">
            <text:p>24.52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yllis hyalina</text:p>
          </table:table-cell>
          <table:table-cell office:value-type="float" office:value="0" calcext:value-type="float">
            <text:p>0.00</text:p>
          </table:table-cell>
          <table:table-cell office:value-type="float" office:value="23.434071029946" calcext:value-type="float">
            <text:p>23.43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table:style-name="ce13" office:value-type="string" calcext:value-type="string">
            <text:p>Acari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22.1746811776896" calcext:value-type="float">
            <text:p>22.17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pisula subtruncata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21.3520202744827" calcext:value-type="float">
            <text:p>21.35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Donax venustus</text:p>
          </table:table-cell>
          <table:table-cell office:value-type="float" office:value="0" calcext:value-type="float">
            <text:p>0.00</text:p>
          </table:table-cell>
          <table:table-cell office:value-type="float" office:value="20.5145846440029" calcext:value-type="float">
            <text:p>20.51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table:style-name="ce13" office:value-type="string" calcext:value-type="string">
            <text:p>Platyhelminthes</text:p>
          </table:table-cell>
          <table:table-cell office:value-type="float" office:value="0" calcext:value-type="float">
            <text:p>0.00</text:p>
          </table:table-cell>
          <table:table-cell office:value-type="float" office:value="19.7986590117906" calcext:value-type="float">
            <text:p>19.80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Eurydice dollfusi</text:p>
          </table:table-cell>
          <table:table-cell office:value-type="float" office:value="0" calcext:value-type="float">
            <text:p>0.00</text:p>
          </table:table-cell>
          <table:table-cell office:value-type="float" office:value="19.5517263552147" calcext:value-type="float">
            <text:p>19.55</text:p>
          </table:table-cell>
          <table:table-cell table:style-name="ce37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aecum armoricum</text:p>
          </table:table-cell>
          <table:table-cell office:value-type="float" office:value="0" calcext:value-type="float">
            <text:p>0.00</text:p>
          </table:table-cell>
          <table:table-cell office:value-type="float" office:value="16.7973031997741" calcext:value-type="float">
            <text:p>16.80</text:p>
          </table:table-cell>
          <table:table-cell table:style-name="ce37"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Tritia neritea</text:p>
          </table:table-cell>
          <table:table-cell office:value-type="float" office:value="0" calcext:value-type="float">
            <text:p>0.00</text:p>
          </table:table-cell>
          <table:table-cell office:value-type="float" office:value="16.7200909359234" calcext:value-type="float">
            <text:p>16.72</text:p>
          </table:table-cell>
          <table:table-cell table:style-name="ce37" office:value-type="float" office:value="0.005" calcext:value-type="float">
            <text:p>0.005</text:p>
          </table:table-cell>
        </table:table-row>
        <table:table-row table:style-name="ro2">
          <table:table-cell table:style-name="ce13" office:value-type="string" calcext:value-type="string">
            <text:p>Holothuroidea</text:p>
          </table:table-cell>
          <table:table-cell office:value-type="float" office:value="0" calcext:value-type="float">
            <text:p>0.00</text:p>
          </table:table-cell>
          <table:table-cell office:value-type="float" office:value="16.4965934518519" calcext:value-type="float">
            <text:p>16.50</text:p>
          </table:table-cell>
          <table:table-cell table:style-name="ce37"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Microphthalmus fragilis</text:p>
          </table:table-cell>
          <table:table-cell office:value-type="float" office:value="0" calcext:value-type="float">
            <text:p>0.00</text:p>
          </table:table-cell>
          <table:table-cell office:value-type="float" office:value="15.7408831013441" calcext:value-type="float">
            <text:p>15.74</text:p>
          </table:table-cell>
          <table:table-cell table:style-name="ce37"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Microdeutopus versiculatus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14.9401295817658" calcext:value-type="float">
            <text:p>14.94</text:p>
          </table:table-cell>
          <table:table-cell table:style-name="ce37"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Abra alba</text:p>
          </table:table-cell>
          <table:table-cell office:value-type="float" office:value="3" calcext:value-type="float">
            <text:p>3.00</text:p>
          </table:table-cell>
          <table:table-cell office:value-type="float" office:value="14.6761345601877" calcext:value-type="float">
            <text:p>14.68</text:p>
          </table:table-cell>
          <table:table-cell table:style-name="ce37"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Lentidium mediterraneum</text:p>
          </table:table-cell>
          <table:table-cell office:value-type="float" office:value="0" calcext:value-type="float">
            <text:p>0.00</text:p>
          </table:table-cell>
          <table:table-cell office:value-type="float" office:value="14.4245192917701" calcext:value-type="float">
            <text:p>14.42</text:p>
          </table:table-cell>
          <table:table-cell table:style-name="ce37"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Polycirrus caliendrum</text:p>
          </table:table-cell>
          <table:table-cell office:value-type="float" office:value="0" calcext:value-type="float">
            <text:p>0.00</text:p>
          </table:table-cell>
          <table:table-cell office:value-type="float" office:value="13.5708805456844" calcext:value-type="float">
            <text:p>13.57</text:p>
          </table:table-cell>
          <table:table-cell table:style-name="ce37" office:value-type="float" office:value="0.018" calcext:value-type="float">
            <text:p>0.018</text:p>
          </table:table-cell>
        </table:table-row>
        <table:table-row table:style-name="ro2">
          <table:table-cell office:value-type="string" calcext:value-type="string">
            <text:p>Micromaldane ornithochaeta</text:p>
          </table:table-cell>
          <table:table-cell office:value-type="float" office:value="0" calcext:value-type="float">
            <text:p>0.00</text:p>
          </table:table-cell>
          <table:table-cell office:value-type="float" office:value="13.4039624445176" calcext:value-type="float">
            <text:p>13.40</text:p>
          </table:table-cell>
          <table:table-cell table:style-name="ce37" office:value-type="float" office:value="0.019" calcext:value-type="float">
            <text:p>0.019</text:p>
          </table:table-cell>
        </table:table-row>
        <table:table-row table:style-name="ro2">
          <table:table-cell office:value-type="string" calcext:value-type="string">
            <text:p>Salvatoria clavata</text:p>
          </table:table-cell>
          <table:table-cell office:value-type="float" office:value="0" calcext:value-type="float">
            <text:p>0.00</text:p>
          </table:table-cell>
          <table:table-cell office:value-type="float" office:value="13.253998885395" calcext:value-type="float">
            <text:p>13.25</text:p>
          </table:table-cell>
          <table:table-cell table:style-name="ce37" office:value-type="float" office:value="0.021" calcext:value-type="float">
            <text:p>0.021</text:p>
          </table:table-cell>
        </table:table-row>
        <table:table-row table:style-name="ro2">
          <table:table-cell office:value-type="string" calcext:value-type="string">
            <text:p>Eunice vittata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12.933375615323" calcext:value-type="float">
            <text:p>12.93</text:p>
          </table:table-cell>
          <table:table-cell table:style-name="ce37" office:value-type="float" office:value="0.027" calcext:value-type="float">
            <text:p>0.027</text:p>
          </table:table-cell>
        </table:table-row>
        <table:table-row table:style-name="ro2">
          <table:table-cell office:value-type="string" calcext:value-type="string">
            <text:p>Perinereis cultrifera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12.3062406996627" calcext:value-type="float">
            <text:p>12.31</text:p>
          </table:table-cell>
          <table:table-cell table:style-name="ce37" office:value-type="float" office:value="0.035" calcext:value-type="float">
            <text:p>0.035</text:p>
          </table:table-cell>
        </table:table-row>
        <table:table-row table:style-name="ro2">
          <table:table-cell office:value-type="string" calcext:value-type="string">
            <text:p>Nereis perivisceralis</text:p>
          </table:table-cell>
          <table:table-cell office:value-type="float" office:value="0" calcext:value-type="float">
            <text:p>0.00</text:p>
          </table:table-cell>
          <table:table-cell office:value-type="float" office:value="12.2643430352509" calcext:value-type="float">
            <text:p>12.26</text:p>
          </table:table-cell>
          <table:table-cell table:style-name="ce37" office:value-type="float" office:value="0.037" calcext:value-type="float">
            <text:p>0.037</text:p>
          </table:table-cell>
        </table:table-row>
        <table:table-row table:style-name="ro2">
          <table:table-cell office:value-type="string" calcext:value-type="string">
            <text:p>Caecum trachea</text:p>
          </table:table-cell>
          <table:table-cell office:value-type="float" office:value="0" calcext:value-type="float">
            <text:p>0.00</text:p>
          </table:table-cell>
          <table:table-cell office:value-type="float" office:value="12.0881192182365" calcext:value-type="float">
            <text:p>12.09</text:p>
          </table:table-cell>
          <table:table-cell table:style-name="ce37" office:value-type="float" office:value="0.039" calcext:value-type="float">
            <text:p>0.039</text:p>
          </table:table-cell>
        </table:table-row>
        <table:table-row table:style-name="ro2">
          <table:table-cell table:style-name="ce14" office:value-type="string" calcext:value-type="string">
            <text:p>Pisione remota</text:p>
          </table:table-cell>
          <table:table-cell table:style-name="ce30" office:value-type="float" office:value="0.0555555555555556" calcext:value-type="float">
            <text:p>0.06</text:p>
          </table:table-cell>
          <table:table-cell table:style-name="ce30" office:value-type="float" office:value="12.017951495999" calcext:value-type="float">
            <text:p>12.02</text:p>
          </table:table-cell>
          <table:table-cell table:style-name="ce38" office:value-type="float" office:value="0.039" calcext:value-type="float">
            <text:p>0.039</text:p>
          </table:table-cell>
        </table:table-row>
        <table:table-row table:style-name="ro2">
          <table:table-cell table:style-name="ce19" office:value-type="string" calcext:value-type="string">
            <text:p>Group 2</text:p>
          </table:table-cell>
          <table:table-cell table:style-name="ce31" table:number-columns-repeated="2"/>
          <table:table-cell table:style-name="ce39"/>
        </table:table-row>
        <table:table-row table:style-name="ro2">
          <table:table-cell office:value-type="string" calcext:value-type="string">
            <text:p>Branchiostoma lanceolatum</text:p>
          </table:table-cell>
          <table:table-cell office:value-type="float" office:value="23.1111111111111" calcext:value-type="float">
            <text:p>23.11</text:p>
          </table:table-cell>
          <table:table-cell office:value-type="float" office:value="95.6581066571835" calcext:value-type="float">
            <text:p>95.6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Heteromastus filiformis</text:p>
          </table:table-cell>
          <table:table-cell office:value-type="float" office:value="0" calcext:value-type="float">
            <text:p>0.00</text:p>
          </table:table-cell>
          <table:table-cell office:value-type="float" office:value="55.4415847296944" calcext:value-type="float">
            <text:p>55.4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Ophelia limacina</text:p>
          </table:table-cell>
          <table:table-cell office:value-type="float" office:value="12.3333333333333" calcext:value-type="float">
            <text:p>12.33</text:p>
          </table:table-cell>
          <table:table-cell office:value-type="float" office:value="52.669700336609" calcext:value-type="float">
            <text:p>52.6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Bathyporeia guilliamsoniana</text:p>
          </table:table-cell>
          <table:table-cell office:value-type="float" office:value="4.77777777777778" calcext:value-type="float">
            <text:p>4.78</text:p>
          </table:table-cell>
          <table:table-cell office:value-type="float" office:value="45.0059721899697" calcext:value-type="float">
            <text:p>45.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table:style-name="ce24" office:value-type="string" calcext:value-type="string">
            <text:p>Hirudinea</text:p>
          </table:table-cell>
          <table:table-cell office:value-type="float" office:value="4.11111111111111" calcext:value-type="float">
            <text:p>4.11</text:p>
          </table:table-cell>
          <table:table-cell office:value-type="float" office:value="43.9796562319908" calcext:value-type="float">
            <text:p>43.9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nadara kagoshimensis</text:p>
          </table:table-cell>
          <table:table-cell office:value-type="float" office:value="0" calcext:value-type="float">
            <text:p>0.00</text:p>
          </table:table-cell>
          <table:table-cell office:value-type="float" office:value="39.7014421238164" calcext:value-type="float">
            <text:p>39.7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icronephthys stammeri</text:p>
          </table:table-cell>
          <table:table-cell office:value-type="float" office:value="0" calcext:value-type="float">
            <text:p>0.00</text:p>
          </table:table-cell>
          <table:table-cell office:value-type="float" office:value="36.2486420792636" calcext:value-type="float">
            <text:p>36.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seudocuma longicorne</text:p>
          </table:table-cell>
          <table:table-cell office:value-type="float" office:value="3.33333333333333" calcext:value-type="float">
            <text:p>3.33</text:p>
          </table:table-cell>
          <table:table-cell office:value-type="float" office:value="34.6089246685808" calcext:value-type="float">
            <text:p>34.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elinna palmata</text:p>
          </table:table-cell>
          <table:table-cell office:value-type="float" office:value="0" calcext:value-type="float">
            <text:p>0.00</text:p>
          </table:table-cell>
          <table:table-cell office:value-type="float" office:value="33.7411108988525" calcext:value-type="float">
            <text:p>33.7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table:style-name="ce24" office:value-type="string" calcext:value-type="string">
            <text:p>Oligochaeta</text:p>
          </table:table-cell>
          <table:table-cell office:value-type="float" office:value="187" calcext:value-type="float">
            <text:p>187.00</text:p>
          </table:table-cell>
          <table:table-cell office:value-type="float" office:value="30.7516393743064" calcext:value-type="float">
            <text:p>30.7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Eurydice dollfusi</text:p>
          </table:table-cell>
          <table:table-cell office:value-type="float" office:value="6.55555555555556" calcext:value-type="float">
            <text:p>6.56</text:p>
          </table:table-cell>
          <table:table-cell office:value-type="float" office:value="29.5369814881265" calcext:value-type="float">
            <text:p>29.5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Lagis koreni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27.9942041538376" calcext:value-type="float">
            <text:p>27.9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Nototropis guttatus</text:p>
          </table:table-cell>
          <table:table-cell office:value-type="float" office:value="4.77777777777778" calcext:value-type="float">
            <text:p>4.78</text:p>
          </table:table-cell>
          <table:table-cell office:value-type="float" office:value="25.3064034997707" calcext:value-type="float">
            <text:p>25.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Harmothoe reticulata</text:p>
          </table:table-cell>
          <table:table-cell office:value-type="float" office:value="0" calcext:value-type="float">
            <text:p>0.00</text:p>
          </table:table-cell>
          <table:table-cell office:value-type="float" office:value="21.8589858618774" calcext:value-type="float">
            <text:p>21.8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Microphthalmus fragilis</text:p>
          </table:table-cell>
          <table:table-cell office:value-type="float" office:value="6.33333333333333" calcext:value-type="float">
            <text:p>6.33</text:p>
          </table:table-cell>
          <table:table-cell office:value-type="float" office:value="21.6629541896815" calcext:value-type="float">
            <text:p>21.6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Parvicardium exiguum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20.7364919402985" calcext:value-type="float">
            <text:p>20.7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Polydora ciliata</text:p>
          </table:table-cell>
          <table:table-cell office:value-type="float" office:value="0" calcext:value-type="float">
            <text:p>0.00</text:p>
          </table:table-cell>
          <table:table-cell office:value-type="float" office:value="19.0661813171557" calcext:value-type="float">
            <text:p>19.0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string" calcext:value-type="string">
            <text:p>Capitella minima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18.611518295445" calcext:value-type="float">
            <text:p>18.6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string" calcext:value-type="string">
            <text:p>Iphinoe tenella</text:p>
          </table:table-cell>
          <table:table-cell office:value-type="float" office:value="0" calcext:value-type="float">
            <text:p>0.00</text:p>
          </table:table-cell>
          <table:table-cell office:value-type="float" office:value="17.5407193352602" calcext:value-type="float">
            <text:p>17.5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string" calcext:value-type="string">
            <text:p>Protodorvillea kefersteini</text:p>
          </table:table-cell>
          <table:table-cell office:value-type="float" office:value="190.555555555556" calcext:value-type="float">
            <text:p>190.56</text:p>
          </table:table-cell>
          <table:table-cell office:value-type="float" office:value="16.6389872445954" calcext:value-type="float">
            <text:p>16.6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string" calcext:value-type="string">
            <text:p>Leiochone leiopygos</text:p>
          </table:table-cell>
          <table:table-cell office:value-type="float" office:value="0" calcext:value-type="float">
            <text:p>0.00</text:p>
          </table:table-cell>
          <table:table-cell office:value-type="float" office:value="14.6883316313279" calcext:value-type="float">
            <text:p>14.6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Glycera tridactyla</text:p>
          </table:table-cell>
          <table:table-cell office:value-type="float" office:value="0" calcext:value-type="float">
            <text:p>0.00</text:p>
          </table:table-cell>
          <table:table-cell office:value-type="float" office:value="12.7073722014999" calcext:value-type="float">
            <text:p>12.7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Prionospio cirrifera</text:p>
          </table:table-cell>
          <table:table-cell office:value-type="float" office:value="3" calcext:value-type="float">
            <text:p>3.00</text:p>
          </table:table-cell>
          <table:table-cell office:value-type="float" office:value="11.6183376408685" calcext:value-type="float">
            <text:p>11.6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2">
          <table:table-cell office:value-type="string" calcext:value-type="string">
            <text:p>Monocorophium acherusicum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10.9896746315661" calcext:value-type="float">
            <text:p>10.9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2">
          <table:table-cell office:value-type="string" calcext:value-type="string">
            <text:p>Lindrilus flavocapitatus</text:p>
          </table:table-cell>
          <table:table-cell office:value-type="float" office:value="13.6666666666667" calcext:value-type="float">
            <text:p>13.67</text:p>
          </table:table-cell>
          <table:table-cell office:value-type="float" office:value="10.2546134989179" calcext:value-type="float">
            <text:p>10.25</text:p>
          </table:table-cell>
          <table:table-cell office:value-type="float" office:value="0.04" calcext:value-type="float">
            <text:p>0.040</text:p>
          </table:table-cell>
        </table:table-row>
        <table:table-row table:style-name="ro2">
          <table:table-cell table:style-name="ce25" office:value-type="string" calcext:value-type="string">
            <text:p>Group 3</text:p>
          </table:table-cell>
          <table:table-cell table:style-name="ce32" table:number-columns-repeated="2"/>
          <table:table-cell table:style-name="ce41"/>
        </table:table-row>
        <table:table-row table:style-name="ro2">
          <table:table-cell table:style-name="ce24" office:value-type="string" calcext:value-type="string">
            <text:p>Oligochaeta</text:p>
          </table:table-cell>
          <table:table-cell office:value-type="float" office:value="0.222222222222222" calcext:value-type="float">
            <text:p>0.22</text:p>
          </table:table-cell>
          <table:table-cell office:value-type="float" office:value="79.5900533191613" calcext:value-type="float">
            <text:p>79.5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Heteromastus filiformis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70.6547961764632" calcext:value-type="float">
            <text:p>70.6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hamelea gallina</text:p>
          </table:table-cell>
          <table:table-cell office:value-type="float" office:value="140.388888888889" calcext:value-type="float">
            <text:p>140.39</text:p>
          </table:table-cell>
          <table:table-cell office:value-type="float" office:value="66.2564974939546" calcext:value-type="float">
            <text:p>66.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nadara kagoshimensis</text:p>
          </table:table-cell>
          <table:table-cell office:value-type="float" office:value="0" calcext:value-type="float">
            <text:p>0.00</text:p>
          </table:table-cell>
          <table:table-cell office:value-type="float" office:value="57.6629070293846" calcext:value-type="float">
            <text:p>57.6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Lagis koreni</text:p>
          </table:table-cell>
          <table:table-cell office:value-type="float" office:value="0" calcext:value-type="float">
            <text:p>0.00</text:p>
          </table:table-cell>
          <table:table-cell office:value-type="float" office:value="50.3525986006434" calcext:value-type="float">
            <text:p>50.3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seudocuma longicorne</text:p>
          </table:table-cell>
          <table:table-cell office:value-type="float" office:value="7" calcext:value-type="float">
            <text:p>7.00</text:p>
          </table:table-cell>
          <table:table-cell office:value-type="float" office:value="47.8175461587176" calcext:value-type="float">
            <text:p>47.8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elinna palmata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45.9115552613293" calcext:value-type="float">
            <text:p>45.9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rionospio cirrifera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36.4247412867069" calcext:value-type="float">
            <text:p>36.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Harmothoe reticulata</text:p>
          </table:table-cell>
          <table:table-cell office:value-type="float" office:value="0" calcext:value-type="float">
            <text:p>0.00</text:p>
          </table:table-cell>
          <table:table-cell office:value-type="float" office:value="35.4427450815547" calcext:value-type="float">
            <text:p>35.4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onocorophium acherusicum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34.3228742071952" calcext:value-type="float">
            <text:p>34.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rotodorvillea kefersteini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31.8838390402834" calcext:value-type="float">
            <text:p>31.8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pisula subtruncata</text:p>
          </table:table-cell>
          <table:table-cell office:value-type="float" office:value="2.72222222222222" calcext:value-type="float">
            <text:p>2.72</text:p>
          </table:table-cell>
          <table:table-cell office:value-type="float" office:value="31.2546168485154" calcext:value-type="float">
            <text:p>31.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agelona papillicornis</text:p>
          </table:table-cell>
          <table:table-cell office:value-type="float" office:value="1.22222222222222" calcext:value-type="float">
            <text:p>1.22</text:p>
          </table:table-cell>
          <table:table-cell office:value-type="float" office:value="28.9959503755774" calcext:value-type="float">
            <text:p>29.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Lentidium mediterraneum</text:p>
          </table:table-cell>
          <table:table-cell office:value-type="float" office:value="21.7777777777778" calcext:value-type="float">
            <text:p>21.78</text:p>
          </table:table-cell>
          <table:table-cell office:value-type="float" office:value="27.9687788873265" calcext:value-type="float">
            <text:p>27.9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Iphinoe tenella</text:p>
          </table:table-cell>
          <table:table-cell office:value-type="float" office:value="0" calcext:value-type="float">
            <text:p>0.00</text:p>
          </table:table-cell>
          <table:table-cell office:value-type="float" office:value="27.9109303822591" calcext:value-type="float">
            <text:p>27.9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Bathyporeia guilliamsoniana</text:p>
          </table:table-cell>
          <table:table-cell office:value-type="float" office:value="1.11111111111111" calcext:value-type="float">
            <text:p>1.11</text:p>
          </table:table-cell>
          <table:table-cell office:value-type="float" office:value="25.1714980070256" calcext:value-type="float">
            <text:p>25.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Leiochone leiopygos</text:p>
          </table:table-cell>
          <table:table-cell office:value-type="float" office:value="0" calcext:value-type="float">
            <text:p>0.00</text:p>
          </table:table-cell>
          <table:table-cell office:value-type="float" office:value="23.5921076421517" calcext:value-type="float">
            <text:p>23.5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Polydora ciliata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23.5702436240936" calcext:value-type="float">
            <text:p>23.5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Bittium reticulatum</text:p>
          </table:table-cell>
          <table:table-cell office:value-type="float" office:value="1.05555555555556" calcext:value-type="float">
            <text:p>1.06</text:p>
          </table:table-cell>
          <table:table-cell office:value-type="float" office:value="18.5882362486636" calcext:value-type="float">
            <text:p>18.5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Parvicardium exiguum</text:p>
          </table:table-cell>
          <table:table-cell office:value-type="float" office:value="0.944444444444444" calcext:value-type="float">
            <text:p>0.94</text:p>
          </table:table-cell>
          <table:table-cell office:value-type="float" office:value="17.7444033173885" calcext:value-type="float">
            <text:p>17.7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Polygordius neapolitanus</text:p>
          </table:table-cell>
          <table:table-cell office:value-type="float" office:value="0" calcext:value-type="float">
            <text:p>0.00</text:p>
          </table:table-cell>
          <table:table-cell office:value-type="float" office:value="16.8619954222698" calcext:value-type="float">
            <text:p>16.8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Donax venustus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16.0752142824993" calcext:value-type="float">
            <text:p>16.0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Tritia neritea</text:p>
          </table:table-cell>
          <table:table-cell office:value-type="float" office:value="1.22222222222222" calcext:value-type="float">
            <text:p>1.22</text:p>
          </table:table-cell>
          <table:table-cell office:value-type="float" office:value="15.6323893138188" calcext:value-type="float">
            <text:p>15.6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Spio filicornis</text:p>
          </table:table-cell>
          <table:table-cell office:value-type="float" office:value="7.11111111111111" calcext:value-type="float">
            <text:p>7.11</text:p>
          </table:table-cell>
          <table:table-cell office:value-type="float" office:value="15.0366806006386" calcext:value-type="float">
            <text:p>15.0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 office:value-type="string" calcext:value-type="string">
            <text:p>Branchiostoma lanceolatum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13.7569233227916" calcext:value-type="float">
            <text:p>13.7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 office:value-type="string" calcext:value-type="string">
            <text:p>Lucinella divaricata</text:p>
          </table:table-cell>
          <table:table-cell office:value-type="float" office:value="3.66666666666667" calcext:value-type="float">
            <text:p>3.67</text:p>
          </table:table-cell>
          <table:table-cell office:value-type="float" office:value="13.6890102187927" calcext:value-type="float">
            <text:p>13.6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 office:value-type="string" calcext:value-type="string">
            <text:p>Eurydice dollfusi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13.6028341216141" calcext:value-type="float">
            <text:p>13.6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 office:value-type="string" calcext:value-type="string">
            <text:p>Ampelisca diadema</text:p>
          </table:table-cell>
          <table:table-cell office:value-type="float" office:value="2.11111111111111" calcext:value-type="float">
            <text:p>2.11</text:p>
          </table:table-cell>
          <table:table-cell office:value-type="float" office:value="13.3965899098129" calcext:value-type="float">
            <text:p>13.4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 office:value-type="string" calcext:value-type="string">
            <text:p>Aonides paucibranchiata</text:p>
          </table:table-cell>
          <table:table-cell office:value-type="float" office:value="0" calcext:value-type="float">
            <text:p>0.00</text:p>
          </table:table-cell>
          <table:table-cell office:value-type="float" office:value="13.2166963994772" calcext:value-type="float">
            <text:p>13.2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 office:value-type="string" calcext:value-type="string">
            <text:p>Loripes orbiculatus</text:p>
          </table:table-cell>
          <table:table-cell office:value-type="float" office:value="2" calcext:value-type="float">
            <text:p>2.00</text:p>
          </table:table-cell>
          <table:table-cell office:value-type="float" office:value="12.0539504556904" calcext:value-type="float">
            <text:p>12.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office:value-type="string" calcext:value-type="string">
            <text:p>Pitar rudis</text:p>
          </table:table-cell>
          <table:table-cell office:value-type="float" office:value="0" calcext:value-type="float">
            <text:p>0.00</text:p>
          </table:table-cell>
          <table:table-cell office:value-type="float" office:value="12.0106644069918" calcext:value-type="float">
            <text:p>12.01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table:style-name="ce25" office:value-type="string" calcext:value-type="string">
            <text:p>Group 4</text:p>
          </table:table-cell>
          <table:table-cell table:style-name="ce32" table:number-columns-repeated="2"/>
          <table:table-cell table:style-name="ce41"/>
        </table:table-row>
        <table:table-row table:style-name="ro2">
          <table:table-cell office:value-type="string" calcext:value-type="string">
            <text:p>Branchiostoma lanceolatum</text:p>
          </table:table-cell>
          <table:table-cell office:value-type="float" office:value="9.55555555555556" calcext:value-type="float">
            <text:p>9.56</text:p>
          </table:table-cell>
          <table:table-cell office:value-type="float" office:value="85.3925369855807" calcext:value-type="float">
            <text:p>85.3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treptosyllis bidentata</text:p>
          </table:table-cell>
          <table:table-cell office:value-type="float" office:value="13.6666666666667" calcext:value-type="float">
            <text:p>13.67</text:p>
          </table:table-cell>
          <table:table-cell office:value-type="float" office:value="57.175748701329" calcext:value-type="float">
            <text:p>57.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table:style-name="ce24" office:value-type="string" calcext:value-type="string">
            <text:p>Hirudinea</text:p>
          </table:table-cell>
          <table:table-cell office:value-type="float" office:value="9.88888888888889" calcext:value-type="float">
            <text:p>9.89</text:p>
          </table:table-cell>
          <table:table-cell office:value-type="float" office:value="56.4782522059014" calcext:value-type="float">
            <text:p>56.4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elita palmata</text:p>
          </table:table-cell>
          <table:table-cell office:value-type="float" office:value="31.7777777777778" calcext:value-type="float">
            <text:p>31.78</text:p>
          </table:table-cell>
          <table:table-cell office:value-type="float" office:value="51.4098353157521" calcext:value-type="float">
            <text:p>51.4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Heteromastus filiformis</text:p>
          </table:table-cell>
          <table:table-cell office:value-type="float" office:value="0.222222222222222" calcext:value-type="float">
            <text:p>0.22</text:p>
          </table:table-cell>
          <table:table-cell office:value-type="float" office:value="48.9080794839163" calcext:value-type="float">
            <text:p>48.9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olycirrus jubatus</text:p>
          </table:table-cell>
          <table:table-cell office:value-type="float" office:value="14.8888888888889" calcext:value-type="float">
            <text:p>14.89</text:p>
          </table:table-cell>
          <table:table-cell office:value-type="float" office:value="47.5539554937642" calcext:value-type="float">
            <text:p>47.5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icrodeutopus versiculatus</text:p>
          </table:table-cell>
          <table:table-cell office:value-type="float" office:value="136.555555555556" calcext:value-type="float">
            <text:p>136.56</text:p>
          </table:table-cell>
          <table:table-cell office:value-type="float" office:value="41.6692889766074" calcext:value-type="float">
            <text:p>41.6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nadara kagoshimensis</text:p>
          </table:table-cell>
          <table:table-cell office:value-type="float" office:value="0" calcext:value-type="float">
            <text:p>0.00</text:p>
          </table:table-cell>
          <table:table-cell office:value-type="float" office:value="39.701442123816" calcext:value-type="float">
            <text:p>39.7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table:style-name="ce24" office:value-type="string" calcext:value-type="string">
            <text:p>Acari</text:p>
          </table:table-cell>
          <table:table-cell office:value-type="float" office:value="11.8888888888889" calcext:value-type="float">
            <text:p>11.89</text:p>
          </table:table-cell>
          <table:table-cell office:value-type="float" office:value="39.5089067696798" calcext:value-type="float">
            <text:p>39.5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Eurydice dollfusi</text:p>
          </table:table-cell>
          <table:table-cell office:value-type="float" office:value="34.7777777777778" calcext:value-type="float">
            <text:p>34.78</text:p>
          </table:table-cell>
          <table:table-cell office:value-type="float" office:value="38.8294748242813" calcext:value-type="float">
            <text:p>38.8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elinna palmata</text:p>
          </table:table-cell>
          <table:table-cell office:value-type="float" office:value="0" calcext:value-type="float">
            <text:p>0.00</text:p>
          </table:table-cell>
          <table:table-cell office:value-type="float" office:value="33.7411108988518" calcext:value-type="float">
            <text:p>33.7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Ophelia limacina</text:p>
          </table:table-cell>
          <table:table-cell office:value-type="float" office:value="2.22222222222222" calcext:value-type="float">
            <text:p>2.22</text:p>
          </table:table-cell>
          <table:table-cell office:value-type="float" office:value="33.6544786132686" calcext:value-type="float">
            <text:p>33.6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rionospio cirrifera</text:p>
          </table:table-cell>
          <table:table-cell office:value-type="float" office:value="0" calcext:value-type="float">
            <text:p>0.00</text:p>
          </table:table-cell>
          <table:table-cell office:value-type="float" office:value="31.7876525224782" calcext:value-type="float">
            <text:p>31.7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yllis hyalina</text:p>
          </table:table-cell>
          <table:table-cell office:value-type="float" office:value="3.22222222222222" calcext:value-type="float">
            <text:p>3.22</text:p>
          </table:table-cell>
          <table:table-cell office:value-type="float" office:value="27.3375424488784" calcext:value-type="float">
            <text:p>27.3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Lagis koreni</text:p>
          </table:table-cell>
          <table:table-cell office:value-type="float" office:value="0.222222222222222" calcext:value-type="float">
            <text:p>0.22</text:p>
          </table:table-cell>
          <table:table-cell office:value-type="float" office:value="24.7415994332003" calcext:value-type="float">
            <text:p>24.7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hamelea gallina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24.6253458334789" calcext:value-type="float">
            <text:p>24.6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Schistomeringos rudolphi</text:p>
          </table:table-cell>
          <table:table-cell office:value-type="float" office:value="1.88888888888889" calcext:value-type="float">
            <text:p>1.89</text:p>
          </table:table-cell>
          <table:table-cell office:value-type="float" office:value="24.5084902008799" calcext:value-type="float">
            <text:p>24.5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Eunice vittata</text:p>
          </table:table-cell>
          <table:table-cell office:value-type="float" office:value="4.44444444444444" calcext:value-type="float">
            <text:p>4.44</text:p>
          </table:table-cell>
          <table:table-cell office:value-type="float" office:value="22.3295369214295" calcext:value-type="float">
            <text:p>22.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Caecum armoricum</text:p>
          </table:table-cell>
          <table:table-cell office:value-type="float" office:value="5.77777777777778" calcext:value-type="float">
            <text:p>5.78</text:p>
          </table:table-cell>
          <table:table-cell office:value-type="float" office:value="21.8148187360377" calcext:value-type="float">
            <text:p>21.8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olycirrus caliendrum</text:p>
          </table:table-cell>
          <table:table-cell office:value-type="float" office:value="17.2222222222222" calcext:value-type="float">
            <text:p>17.22</text:p>
          </table:table-cell>
          <table:table-cell office:value-type="float" office:value="19.8855783392205" calcext:value-type="float">
            <text:p>19.8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Polydora ciliata</text:p>
          </table:table-cell>
          <table:table-cell office:value-type="float" office:value="0" calcext:value-type="float">
            <text:p>0.00</text:p>
          </table:table-cell>
          <table:table-cell office:value-type="float" office:value="19.0661813171557" calcext:value-type="float">
            <text:p>19.0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Abra alba</text:p>
          </table:table-cell>
          <table:table-cell office:value-type="float" office:value="0" calcext:value-type="float">
            <text:p>0.00</text:p>
          </table:table-cell>
          <table:table-cell office:value-type="float" office:value="18.6476574645492" calcext:value-type="float">
            <text:p>18.6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Microphthalmus fragilis</text:p>
          </table:table-cell>
          <table:table-cell office:value-type="float" office:value="2.77777777777778" calcext:value-type="float">
            <text:p>2.78</text:p>
          </table:table-cell>
          <table:table-cell office:value-type="float" office:value="17.8498641391319" calcext:value-type="float">
            <text:p>17.8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Iphinoe tenella</text:p>
          </table:table-cell>
          <table:table-cell office:value-type="float" office:value="0" calcext:value-type="float">
            <text:p>0.00</text:p>
          </table:table-cell>
          <table:table-cell office:value-type="float" office:value="17.5407193352607" calcext:value-type="float">
            <text:p>17.5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Sphaerosyllis hystrix</text:p>
          </table:table-cell>
          <table:table-cell office:value-type="float" office:value="11.1111111111111" calcext:value-type="float">
            <text:p>11.11</text:p>
          </table:table-cell>
          <table:table-cell office:value-type="float" office:value="17.1539449359054" calcext:value-type="float">
            <text:p>17.1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Parvicardium exiguum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16.7462926615466" calcext:value-type="float">
            <text:p>16.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Polygordius neapolitanus</text:p>
          </table:table-cell>
          <table:table-cell office:value-type="float" office:value="22.8888888888889" calcext:value-type="float">
            <text:p>22.89</text:p>
          </table:table-cell>
          <table:table-cell office:value-type="float" office:value="14.8237494808625" calcext:value-type="float">
            <text:p>14.8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Salvatoria clavata</text:p>
          </table:table-cell>
          <table:table-cell office:value-type="float" office:value="2.55555555555556" calcext:value-type="float">
            <text:p>2.56</text:p>
          </table:table-cell>
          <table:table-cell office:value-type="float" office:value="14.3471522347506" calcext:value-type="float">
            <text:p>14.35</text:p>
          </table:table-cell>
          <table:table-cell office:value-type="float" office:value="0.01" calcext:value-type="float">
            <text:p>0.010</text:p>
          </table:table-cell>
        </table:table-row>
        <table:table-row table:style-name="ro2">
          <table:table-cell table:style-name="ce24" office:value-type="string" calcext:value-type="string">
            <text:p>Holothuroidea</text:p>
          </table:table-cell>
          <table:table-cell office:value-type="float" office:value="1.11111111111111" calcext:value-type="float">
            <text:p>1.11</text:p>
          </table:table-cell>
          <table:table-cell office:value-type="float" office:value="14.0742461789177" calcext:value-type="float">
            <text:p>14.07</text:p>
          </table:table-cell>
          <table:table-cell office:value-type="float" office:value="0.01" calcext:value-type="float">
            <text:p>0.010</text:p>
          </table:table-cell>
        </table:table-row>
        <table:table-row table:style-name="ro2">
          <table:table-cell office:value-type="string" calcext:value-type="string">
            <text:p>Perinereis cultrifera</text:p>
          </table:table-cell>
          <table:table-cell office:value-type="float" office:value="2.33333333333333" calcext:value-type="float">
            <text:p>2.33</text:p>
          </table:table-cell>
          <table:table-cell office:value-type="float" office:value="13.7627175943509" calcext:value-type="float">
            <text:p>13.7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 office:value-type="string" calcext:value-type="string">
            <text:p>Bodotria arenosa</text:p>
          </table:table-cell>
          <table:table-cell office:value-type="float" office:value="3.55555555555556" calcext:value-type="float">
            <text:p>3.56</text:p>
          </table:table-cell>
          <table:table-cell office:value-type="float" office:value="13.2805254504251" calcext:value-type="float">
            <text:p>13.2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Genetyllis tuberculata</text:p>
          </table:table-cell>
          <table:table-cell office:value-type="float" office:value="2.77777777777778" calcext:value-type="float">
            <text:p>2.78</text:p>
          </table:table-cell>
          <table:table-cell office:value-type="float" office:value="13.0412010918815" calcext:value-type="float">
            <text:p>13.0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Dinophilus gyrociliatus</text:p>
          </table:table-cell>
          <table:table-cell office:value-type="float" office:value="3" calcext:value-type="float">
            <text:p>3.00</text:p>
          </table:table-cell>
          <table:table-cell office:value-type="float" office:value="12.895311178364" calcext:value-type="float">
            <text:p>12.9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string" calcext:value-type="string">
            <text:p>Nototropis guttatus</text:p>
          </table:table-cell>
          <table:table-cell office:value-type="float" office:value="2.33333333333333" calcext:value-type="float">
            <text:p>2.33</text:p>
          </table:table-cell>
          <table:table-cell office:value-type="float" office:value="12.7943114081366" calcext:value-type="float">
            <text:p>12.7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office:value-type="string" calcext:value-type="string">
            <text:p>Bittium reticulatum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12.5006065642299" calcext:value-type="float">
            <text:p>12.5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table:style-name="ce14" office:value-type="string" calcext:value-type="string">
            <text:p>Ampelisca diadema</text:p>
          </table:table-cell>
          <table:table-cell table:style-name="ce30" office:value-type="float" office:value="1.33333333333333" calcext:value-type="float">
            <text:p>1.33</text:p>
          </table:table-cell>
          <table:table-cell table:style-name="ce30" office:value-type="float" office:value="11.9569207504222" calcext:value-type="float">
            <text:p>11.96</text:p>
          </table:table-cell>
          <table:table-cell table:style-name="ce42" office:value-type="float" office:value="0.024" calcext:value-type="float">
            <text:p>0.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4:32:30.348016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3-15T15:03:57.431404357</dc:date>
    <dc:creator>SK </dc:creator>
    <meta:editing-duration>PT4H51M56S</meta:editing-duration>
    <meta:editing-cycles>33</meta:editing-cycles>
    <meta:document-statistic meta:table-count="1" meta:cell-count="560" meta:object-count="0"/>
  </office:meta>
</office:document-meta>
</file>